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5A000000384ECCC607A.png" manifest:media-type=""/>
  <manifest:file-entry manifest:full-path="Pictures/10000000000000F00000005AE7A465CD.jp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P2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P3" style:family="paragraph" style:parent-style-name="Header">
      <style:paragraph-properties fo:margin-left="0cm" fo:margin-right="-0.531cm" fo:text-indent="0cm" style:auto-text-indent="false"/>
      <style:text-properties fo:language="es" fo:country="ES" officeooo:rsid="0005b562" officeooo:paragraph-rsid="0005b562"/>
    </style:style>
    <style:style style:name="P4" style:family="paragraph" style:parent-style-name="Header">
      <style:paragraph-properties fo:margin-left="-0.688cm" fo:margin-right="-0.531cm" fo:text-indent="0cm" style:auto-text-indent="false"/>
    </style:style>
    <style:style style:name="P5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P6" style:family="paragraph" style:parent-style-name="Header">
      <style:paragraph-properties fo:margin-left="-0.688cm" fo:margin-right="-0.531cm" fo:text-indent="0cm" style:auto-text-indent="false"/>
      <style:text-properties fo:language="es" fo:country="ES" style:language-asian="es" style:country-asian="VE"/>
    </style:style>
    <style:style style:name="P7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P8" style:family="paragraph" style:parent-style-name="Text_20_body">
      <style:paragraph-properties fo:margin-left="0.3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9" style:family="paragraph" style:parent-style-name="Text_20_body">
      <style:paragraph-properties fo:margin-left="0cm" fo:margin-right="0.4cm" fo:line-height="150%" fo:text-align="justify" style:justify-single-word="false" fo:orphans="0" fo:widows="0" fo:text-indent="0cm" style:auto-text-indent="false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10" style:family="paragraph" style:parent-style-name="Text_20_body" style:master-page-name="Standard">
      <style:paragraph-properties fo:margin-left="0.3cm" fo:margin-right="0.4cm" fo:line-height="150%" fo:text-align="justify" style:justify-single-word="false" fo:orphans="0" fo:widows="0" fo:text-indent="0cm" style:auto-text-indent="false" style:page-number="auto" style:writing-mode="lr-tb"/>
      <style:text-properties style:font-name="Arial" fo:font-size="12pt" fo:language="pt" fo:country="BR" fo:font-style="normal" officeooo:rsid="001c65ed" officeooo:paragraph-rsid="001c65ed" style:font-size-asian="12pt" style:font-style-asian="normal" style:font-name-complex="Arial" style:font-size-complex="12pt" style:font-style-complex="normal"/>
    </style:style>
    <style:style style:name="P11" style:family="paragraph">
      <style:paragraph-properties style:writing-mode="lr-tb"/>
      <style:text-properties fo:font-size="12pt"/>
    </style:style>
    <style:style style:name="P12" style:family="paragraph">
      <style:paragraph-properties style:writing-mode="lr-tb"/>
    </style:style>
    <style:style style:name="P13" style:family="paragraph">
      <style:paragraph-properties fo:text-align="center" style:writing-mode="lr-tb"/>
      <style:text-properties fo:font-size="12pt"/>
    </style:style>
    <style:style style:name="P14" style:family="paragraph"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7" style:family="paragraph">
      <style:text-properties fo:font-size="12pt"/>
    </style:style>
    <style:style style:name="P18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P19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2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3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8cm" fo:min-width="4.711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61cm" fo:min-width="11.85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0.337cm" fo:min-width="17.907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color="#000000" draw:fill="none" draw:textarea-horizontal-align="justify" draw:textarea-vertical-align="middle" draw:auto-grow-height="false" fo:min-height="26.033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 style:list-style-name="L8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Wingdings" svg:font-family="Wingdings" style:font-pitch="variable" style:font-charset="x-symbol"/>
    <style:font-face style:name="Wingdings 2" svg:font-family="'Wingdings 2'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V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size="10pt" fo:language="es" fo:country="VE" style:font-name-asian="Times New Roman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line-height="150%" fo:text-align="justify" style:justify-single-word="false"/>
      <style:text-properties fo:font-size="12pt" fo:font-style="italic" style:font-size-asian="12pt" style:font-style-asian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language="es" fo:country="MX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line-height="150%" fo:text-align="center" style:justify-single-word="false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150%" fo:text-align="center" style:justify-single-word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line-height="150%" fo:keep-with-next="always">
        <style:tab-stops>
          <style:tab-stop style:position="0.751cm"/>
        </style:tab-stops>
      </style:paragraph-properties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style:font-size-asian="12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.09cm" fo:line-height="150%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.09cm" fo:line-height="150%" fo:text-align="justify" style:justify-single-word="false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212cm" fo:margin-bottom="0.212cm" style:contextual-spacing="false" fo:line-height="150%" fo:text-align="center" style:justify-single-word="false" fo:keep-with-next="always">
        <style:tab-stops>
          <style:tab-stop style:position="0.751cm"/>
        </style:tab-stops>
      </style:paragraph-properties>
      <style:text-properties fo:font-size="14pt" fo:font-weight="bold" style:font-size-asian="14pt" style:font-weight-asian="bold"/>
    </style:style>
    <style:style style:name="Text_20_body_20_indent" style:display-name="Text body indent" style:family="paragraph" style:parent-style-name="Standard" style:class="text">
      <style:paragraph-properties fo:margin-left="1cm" fo:margin-right="0cm" fo:line-height="150%" fo:text-align="justify" style:justify-single-word="false" fo:text-indent="0cm" style:auto-text-indent="false"/>
      <style:text-properties fo:font-size="12pt" fo:font-style="italic" style:font-size-asian="12pt" style:font-style-asian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independiente_20_2" style:display-name="Texto independiente 2" style:family="paragraph" style:parent-style-name="Standard">
      <style:paragraph-properties fo:margin-left="0cm" fo:margin-right="0.09cm" fo:line-height="150%" fo:text-align="justify" style:justify-single-word="false" fo:text-indent="0cm" style:auto-text-indent="false"/>
      <style:text-properties fo:font-size="12pt" style:font-size-asian="12pt"/>
    </style:style>
    <style:style style:name="Texto_20_independiente_20_3" style:display-name="Texto independiente 3" style:family="paragraph" style:parent-style-name="Standard">
      <style:paragraph-properties fo:line-height="150%" fo:text-align="justify" style:justify-single-word="false"/>
      <style:text-properties fo:font-size="12pt" style:font-size-asian="12pt"/>
    </style:style>
    <style:style style:name="Sangría_20_2_20_de_20_t._20_independiente" style:display-name="Sangría 2 de t. independiente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2pt" style:font-size-asian="12pt"/>
    </style:style>
    <style:style style:name="Sangría_20_3_20_de_20_t._20_independiente" style:display-name="Sangría 3 de t. independiente" style:family="paragraph" style:parent-style-name="Standard">
      <style:paragraph-properties loext:contextual-spacing="false" fo:margin-left="-0.501cm" fo:margin-right="0cm" fo:margin-top="0.212cm" fo:margin-bottom="0.212cm" style:contextual-spacing="false" fo:line-height="150%" fo:text-align="justify" style:justify-single-word="false" fo:text-indent="0.501cm" style:auto-text-indent="false">
        <style:tab-stops>
          <style:tab-stop style:position="0.751cm"/>
        </style:tab-stops>
      </style:paragraph-properties>
      <style:text-properties fo:font-size="12pt" style:font-size-asian="12pt"/>
    </style:style>
    <style:style style:name="Texto_20_de_20_bloque" style:display-name="Texto de bloque" style:family="paragraph" style:parent-style-name="Standard">
      <style:paragraph-properties fo:margin-left="0.25cm" fo:margin-right="0.337cm" fo:text-align="justify" style:justify-single-word="false" fo:orphans="2" fo:widows="2" fo:text-indent="0cm" style:auto-text-indent="false"/>
      <style:text-properties fo:font-size="12pt" fo:language="es" fo:country="MX" style:font-size-asian="12pt" style:font-size-complex="12pt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Wingdings" style:font-name-complex="Wingdings"/>
    </style:style>
    <style:style style:name="WW8Num1z1" style:family="text">
      <style:text-properties style:font-name="Courier New" style:font-name-complex="Courier New"/>
    </style:style>
    <style:style style:name="WW8Num1z3" style:family="text">
      <style:text-properties style:font-name="Symbol" style:font-name-complex="Symbol"/>
    </style:style>
    <style:style style:name="WW8Num2z0" style:family="text">
      <style:text-properties style:font-name="Wingdings" style:font-name-complex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 style:font-name-complex="Symbol"/>
    </style:style>
    <style:style style:name="WW8Num3z0" style:family="text">
      <style:text-properties style:font-name="Wingdings" style:font-name-complex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Symbol" style:font-name-complex="Symbol"/>
    </style:style>
    <style:style style:name="WW8Num9z1" style:family="text">
      <style:text-properties style:font-name="Courier New" style:font-name-complex="Courier New"/>
    </style:style>
    <style:style style:name="WW8Num9z2" style:family="text">
      <style:text-properties style:font-name="Wingdings" style:font-name-complex="Wingdings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style:font-name-complex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 style:font-name-complex="Wingdings"/>
    </style:style>
    <style:style style:name="WW8Num12z0" style:family="text">
      <style:text-properties style:font-name="Symbol" style:font-name-complex="Symbol"/>
    </style:style>
    <style:style style:name="WW8Num13z0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fo:color="#000000"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5z3" style:family="text">
      <style:text-properties style:font-name="Symbol" style:font-name-complex="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>
      <style:text-properties style:font-name="Symbol" style:font-name-complex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 style:font-name-complex="Wingdings"/>
    </style:style>
    <style:style style:name="WW8Num19z0" style:family="text">
      <style:text-properties style:font-name="Wingdings 2" style:font-name-complex="Wingdings 2"/>
    </style:style>
    <style:style style:name="WW8Num19z1" style:family="text">
      <style:text-properties style:font-name="Courier New" style:font-name-complex="Courier New"/>
    </style:style>
    <style:style style:name="WW8Num19z2" style:family="text">
      <style:text-properties style:font-name="Wingdings" style:font-name-complex="Wingdings"/>
    </style:style>
    <style:style style:name="WW8Num19z3" style:family="text">
      <style:text-properties style:font-name="Symbol" style:font-name-complex="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>
      <style:text-properties style:font-name="Courier New" style:font-name-complex="Courier New"/>
    </style:style>
    <style:style style:name="WW8Num22z3" style:family="text">
      <style:text-properties style:font-name="Symbol" style:font-name-complex="Symbol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style:font-name-complex="Symbol"/>
    </style:style>
    <style:style style:name="WW8Num26z0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style:font-name-complex="Symbol"/>
    </style:style>
    <style:style style:name="WW8Num28z1" style:family="text">
      <style:text-properties style:font-name="Courier New" style:font-name-complex="Courier New"/>
    </style:style>
    <style:style style:name="WW8Num28z2" style:family="text">
      <style:text-properties style:font-name="Wingdings" style:font-name-complex="Wingdings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style:font-name-complex="Symbol"/>
    </style:style>
    <style:style style:name="WW8Num31z1" style:family="text">
      <style:text-properties style:font-name="Courier New" style:font-name-complex="Courier New"/>
    </style:style>
    <style:style style:name="WW8Num31z2" style:family="text">
      <style:text-properties style:font-name="Wingdings" style:font-name-complex="Wingdings"/>
    </style:style>
    <style:style style:name="WW8Num32z0" style:family="text">
      <style:text-properties style:font-name="Symbol" style:font-name-complex="Symbol"/>
    </style:style>
    <style:style style:name="WW8Num33z0" style:family="text">
      <style:text-properties style:font-name="Symbol" style:font-name-complex="Symbol"/>
    </style:style>
    <style:style style:name="WW8Num33z1" style:family="text">
      <style:text-properties style:font-name="Courier New" style:font-name-complex="Courier New"/>
    </style:style>
    <style:style style:name="WW8Num33z2" style:family="text">
      <style:text-properties style:font-name="Wingdings" style:font-name-complex="Wingdings"/>
    </style:style>
    <style:style style:name="WW8Num34z0" style:family="text">
      <style:text-properties style:font-name="Symbol" style:font-name-complex="Symbol"/>
    </style:style>
    <style:style style:name="WW8Num34z1" style:family="text">
      <style:text-properties style:font-name="Courier New" style:font-name-complex="Courier New"/>
    </style:style>
    <style:style style:name="WW8Num34z2" style:family="text">
      <style:text-properties style:font-name="Wingdings" style:font-name-complex="Wingdings"/>
    </style:style>
    <style:style style:name="WW8Num35z0" style:family="text">
      <style:text-properties style:font-name="Symbol" style:font-name-complex="Symbol"/>
    </style:style>
    <style:style style:name="WW8Num35z1" style:family="text">
      <style:text-properties style:font-name="Courier New" style:font-name-complex="Courier New"/>
    </style:style>
    <style:style style:name="WW8Num35z2" style:family="text">
      <style:text-properties style:font-name="Wingdings" style:font-name-complex="Wingdings"/>
    </style:style>
    <style:style style:name="WW8Num36z0" style:family="text">
      <style:text-properties style:font-name="Symbol" style:font-name-complex="Symbol"/>
    </style:style>
    <style:style style:name="WW8Num36z1" style:family="text">
      <style:text-properties style:font-name="Courier New" style:font-name-complex="Courier New"/>
    </style:style>
    <style:style style:name="WW8Num36z2" style:family="text">
      <style:text-properties style:font-name="Wingdings" style:font-name-complex="Wingdings"/>
    </style:style>
    <style:style style:name="WW8Num37z0" style:family="text">
      <style:text-properties style:font-name="Symbol" style:font-name-complex="Symbol"/>
    </style:style>
    <style:style style:name="WW8Num37z1" style:family="text">
      <style:text-properties style:font-name="Courier New" style:font-name-complex="Courier New"/>
    </style:style>
    <style:style style:name="WW8Num37z2" style:family="text">
      <style:text-properties style:font-name="Wingdings" style:font-name-complex="Wingdings"/>
    </style:style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>
      <style:text-properties style:font-name="Symbol" style:font-name-complex="Symbol"/>
    </style:style>
    <style:style style:name="WW8Num39z1" style:family="text">
      <style:text-properties style:font-name="Courier New" style:font-name-complex="Courier New"/>
    </style:style>
    <style:style style:name="WW8Num39z2" style:family="text">
      <style:text-properties style:font-name="Wingdings" style:font-name-complex="Wingdings"/>
    </style:style>
    <style:style style:name="WW8Num40z0" style:family="text">
      <style:text-properties style:font-name="Symbol" style:font-name-asian="Times New Roman" style:font-name-complex="Times New Roman"/>
    </style:style>
    <style:style style:name="WW8Num40z1" style:family="text">
      <style:text-properties style:font-name="Courier New" style:font-name-complex="Courier New"/>
    </style:style>
    <style:style style:name="WW8Num40z2" style:family="text">
      <style:text-properties style:font-name="Wingdings" style:font-name-complex="Wingdings"/>
    </style:style>
    <style:style style:name="WW8Num40z3" style:family="text">
      <style:text-properties style:font-name="Symbol" style:font-name-complex="Symbol"/>
    </style:style>
    <style:style style:name="WW8Num41z0" style:family="text">
      <style:text-properties style:font-name="Symbol" style:font-name-complex="Symbol"/>
    </style:style>
    <style:style style:name="WW8Num42z0" style:family="text"/>
    <style:style style:name="WW8Num43z0" style:family="text"/>
    <style:style style:name="WW8Num43z1" style:family="text"/>
    <style:style style:name="WW8Num43z2" style:family="text"/>
    <style:style style:name="WW8Num43z3" style:family="text"/>
    <style:style style:name="WW8Num43z4" style:family="text"/>
    <style:style style:name="WW8Num43z5" style:family="text"/>
    <style:style style:name="WW8Num43z6" style:family="text"/>
    <style:style style:name="WW8Num43z7" style:family="text"/>
    <style:style style:name="WW8Num43z8" style:family="text"/>
    <style:style style:name="WW8Num44z0" style:family="text">
      <style:text-properties style:font-name="Symbol" style:font-name-complex="Symbol"/>
    </style:style>
    <style:style style:name="WW8Num44z1" style:family="text">
      <style:text-properties style:font-name="Courier New" style:font-name-complex="Courier New"/>
    </style:style>
    <style:style style:name="WW8Num44z2" style:family="text">
      <style:text-properties style:font-name="Wingdings" style:font-name-complex="Wingdings"/>
    </style:style>
    <style:style style:name="WW8Num45z0" style:family="text">
      <style:text-properties style:font-name="Symbol" style:font-name-complex="Symbol"/>
    </style:style>
    <style:style style:name="WW8Num45z1" style:family="text">
      <style:text-properties style:font-name="Courier New" style:font-name-complex="Courier New"/>
    </style:style>
    <style:style style:name="WW8Num45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6cm" fo:text-indent="-0.635cm" fo:margin-left="6.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87cm" fo:text-indent="-0.635cm" fo:margin-left="7.87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9.14cm" fo:text-indent="-0.635cm" fo:margin-left="9.14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41cm" fo:text-indent="-0.635cm" fo:margin-left="10.41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68cm" fo:text-indent="-0.635cm" fo:margin-left="11.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text:list-tab-stop-position="0.935cm" fo:text-indent="-0.501cm" fo:margin-left="0.80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2.364cm" fo:text-indent="-0.635cm" fo:margin-left="2.364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3.634cm" fo:text-indent="-0.635cm" fo:margin-left="3.63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4.904cm" fo:text-indent="-0.635cm" fo:margin-left="4.904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174cm" fo:text-indent="-0.635cm" fo:margin-left="6.174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7.444cm" fo:text-indent="-0.635cm" fo:margin-left="7.44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8.714cm" fo:text-indent="-0.635cm" fo:margin-left="8.714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9.984cm" fo:text-indent="-0.635cm" fo:margin-left="9.984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1.254cm" fo:text-indent="-0.635cm" fo:margin-left="11.25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2.524cm" fo:text-indent="-0.635cm" fo:margin-left="12.52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2.508cm" fo:text-indent="-1.005cm" fo:margin-left="2.508cm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886cm" fo:text-indent="-0.499cm" fo:margin-left="1.7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916cm" fo:text-indent="-0.318cm" fo:margin-left="3.916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7.726cm" fo:text-indent="-0.318cm" fo:margin-left="7.726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1.536cm" fo:text-indent="-0.318cm" fo:margin-left="11.5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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 2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2.787cm" fo:text-indent="-0.635cm" fo:margin-left="2.787cm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057cm" fo:text-indent="-0.635cm" fo:margin-left="4.057cm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5.327cm" fo:text-indent="-0.318cm" fo:margin-left="5.327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6.597cm" fo:text-indent="-0.635cm" fo:margin-left="6.597cm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867cm" fo:text-indent="-0.635cm" fo:margin-left="7.867cm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9.137cm" fo:text-indent="-0.318cm" fo:margin-left="9.137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10.407cm" fo:text-indent="-0.635cm" fo:margin-left="10.407cm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77cm" fo:text-indent="-0.635cm" fo:margin-left="11.677cm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12.947cm" fo:text-indent="-0.318cm" fo:margin-left="12.94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799cm" fo:text-indent="-0.635cm" fo:margin-left="1.799cm"/>
        </style:list-level-properties>
      </text:list-level-style-number>
      <text:list-level-style-number text:level="2" text:style-name="WW8Num24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635cm" fo:margin-left="3.069cm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4.339cm" fo:text-indent="-0.318cm" fo:margin-left="4.339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609cm" fo:text-indent="-0.635cm" fo:margin-left="5.609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79cm" fo:text-indent="-0.635cm" fo:margin-left="6.879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8.149cm" fo:text-indent="-0.318cm" fo:margin-left="8.149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9.419cm" fo:text-indent="-0.635cm" fo:margin-left="9.41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89cm" fo:text-indent="-0.635cm" fo:margin-left="10.689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959cm" fo:text-indent="-0.318cm" fo:margin-left="11.95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771cm" fo:text-indent="-0.635cm" fo:margin-left="1.771cm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919cm" fo:text-indent="-0.635cm" fo:margin-left="2.919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4.189cm" fo:text-indent="-0.635cm" fo:margin-left="4.189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5.459cm" fo:text-indent="-0.635cm" fo:margin-left="5.459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729cm" fo:text-indent="-0.635cm" fo:margin-left="6.729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7.999cm" fo:text-indent="-0.635cm" fo:margin-left="7.999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9.269cm" fo:text-indent="-0.635cm" fo:margin-left="9.269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539cm" fo:text-indent="-0.635cm" fo:margin-left="10.53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1.809cm" fo:text-indent="-0.635cm" fo:margin-left="11.809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3.079cm" fo:text-indent="-0.635cm" fo:margin-left="13.0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5.115cm" fo:text-indent="-0.318cm" fo:margin-left="5.11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55cm" fo:text-indent="-0.635cm" fo:margin-left="7.655cm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8.925cm" fo:text-indent="-0.318cm" fo:margin-left="8.925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10.195cm" fo:text-indent="-0.635cm" fo:margin-left="10.195cm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65cm" fo:text-indent="-0.635cm" fo:margin-left="11.465cm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12.735cm" fo:text-indent="-0.318cm" fo:margin-left="12.7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WW8Num30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3" text:style-name="WW8Num30z2" style:num-suffix="." style:num-format="i">
        <style:list-level-properties text:list-level-position-and-space-mode="label-alignment" fo:text-align="end">
          <style:list-level-label-alignment text:label-followed-by="listtab" text:list-tab-stop-position="4.561cm" fo:text-indent="-0.318cm" fo:margin-left="4.561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5" text:style-name="WW8Num30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6" text:style-name="WW8Num30z5" style:num-suffix="." style:num-format="i">
        <style:list-level-properties text:list-level-position-and-space-mode="label-alignment" fo:text-align="end">
          <style:list-level-label-alignment text:label-followed-by="listtab" text:list-tab-stop-position="8.371cm" fo:text-indent="-0.318cm" fo:margin-left="8.371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9.641cm" fo:text-indent="-0.635cm" fo:margin-left="9.641cm"/>
        </style:list-level-properties>
      </text:list-level-style-number>
      <text:list-level-style-number text:level="8" text:style-name="WW8Num3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11cm" fo:text-indent="-0.635cm" fo:margin-left="10.911cm"/>
        </style:list-level-properties>
      </text:list-level-style-number>
      <text:list-level-style-number text:level="9" text:style-name="WW8Num30z8" style:num-suffix="." style:num-format="i">
        <style:list-level-properties text:list-level-position-and-space-mode="label-alignment" fo:text-align="end">
          <style:list-level-label-alignment text:label-followed-by="listtab" text:list-tab-stop-position="12.181cm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26cm" fo:text-indent="-0.635cm" fo:margin-left="2.26cm"/>
        </style:list-level-properties>
        <style:text-properties style:font-name="Symbol"/>
      </text:list-level-style-bullet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3.53cm" fo:text-indent="-0.635cm" fo:margin-left="3.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8cm" fo:text-indent="-0.635cm" fo:margin-left="4.8cm"/>
        </style:list-level-properties>
        <style:text-properties style:font-name="Wingdings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07cm" fo:text-indent="-0.635cm" fo:margin-left="6.07cm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7.34cm" fo:text-indent="-0.635cm" fo:margin-left="7.3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8.61cm" fo:text-indent="-0.635cm" fo:margin-left="8.61cm"/>
        </style:list-level-properties>
        <style:text-properties style:font-name="Wingdings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9.88cm" fo:text-indent="-0.635cm" fo:margin-left="9.88cm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11.15cm" fo:text-indent="-0.635cm" fo:margin-left="11.1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12.42cm" fo:text-indent="-0.635cm" fo:margin-left="12.4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8.043cm" fo:text-indent="-0.635cm" fo:margin-left="8.043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9.313cm" fo:text-indent="-0.635cm" fo:margin-left="9.313cm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10.583cm" fo:text-indent="-0.635cm" fo:margin-left="10.58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853cm" fo:text-indent="-0.635cm" fo:margin-left="11.85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757cm" fo:text-indent="-1.005cm" fo:margin-left="1.757cm"/>
        </style:list-level-properties>
      </text:list-level-style-number>
      <text:list-level-style-number text:level="2" text:style-name="WW8Num3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WW8Num38z2" style:num-suffix="." style:num-format="i">
        <style:list-level-properties text:list-level-position-and-space-mode="label-alignment" fo:text-align="end">
          <style:list-level-label-alignment text:label-followed-by="listtab" text:list-tab-stop-position="3.926cm" fo:text-indent="-0.318cm" fo:margin-left="3.926cm"/>
        </style:list-level-properties>
      </text:list-level-style-number>
      <text:list-level-style-number text:level="4" text:style-name="WW8Num38z3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5" text:style-name="WW8Num3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6" text:style-name="WW8Num38z5" style:num-suffix="." style:num-format="i">
        <style:list-level-properties text:list-level-position-and-space-mode="label-alignment" fo:text-align="end">
          <style:list-level-label-alignment text:label-followed-by="listtab" text:list-tab-stop-position="7.736cm" fo:text-indent="-0.318cm" fo:margin-left="7.736cm"/>
        </style:list-level-properties>
      </text:list-level-style-number>
      <text:list-level-style-number text:level="7" text:style-name="WW8Num38z6" style:num-suffix="." style:num-format="1">
        <style:list-level-properties text:list-level-position-and-space-mode="label-alignment">
          <style:list-level-label-alignment text:label-followed-by="listtab" text:list-tab-stop-position="9.006cm" fo:text-indent="-0.635cm" fo:margin-left="9.006cm"/>
        </style:list-level-properties>
      </text:list-level-style-number>
      <text:list-level-style-number text:level="8" text:style-name="WW8Num3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276cm" fo:text-indent="-0.635cm" fo:margin-left="10.276cm"/>
        </style:list-level-properties>
      </text:list-level-style-number>
      <text:list-level-style-number text:level="9" text:style-name="WW8Num38z8" style:num-suffix="." style:num-format="i">
        <style:list-level-properties text:list-level-position-and-space-mode="label-alignment" fo:text-align="end">
          <style:list-level-label-alignment text:label-followed-by="listtab" text:list-tab-stop-position="11.546cm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 text:consecutive-numbering="true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0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0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 text:consecutive-numbering="true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 text:consecutive-numbering="true">
      <text:list-level-style-bullet text:level="1" text:style-name="WW8Num42z0" style:num-suffix=".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 text:consecutive-numbering="true">
      <text:list-level-style-number text:level="1" text:style-name="WW8Num43z0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WW8Num4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text:style-name="WW8Num43z2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text:style-name="WW8Num43z3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text:style-name="WW8Num4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text:style-name="WW8Num43z5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text:style-name="WW8Num43z6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text:style-name="WW8Num4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text:style-name="WW8Num43z8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 text:consecutive-numbering="true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 text:consecutive-numbering="true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531cm" fo:text-indent="0cm" style:auto-text-indent="false"/>
      <style:text-properties fo:language="es" fo:country="ES" style:language-asian="es" style:country-asian="VE"/>
    </style:style>
    <style:style style:name="MP2" style:family="paragraph" style:parent-style-name="Header">
      <style:paragraph-properties fo:margin-left="-0.688cm" fo:margin-right="-0.531cm" fo:text-indent="0cm" style:auto-text-indent="false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P5" style:family="paragraph">
      <style:text-properties fo:font-size="12pt"/>
    </style:style>
    <style:style style:name="MP6" style:family="paragraph" style:parent-style-name="Header">
      <style:paragraph-properties fo:margin-left="-0.688cm" fo:margin-right="-0.531cm" fo:text-indent="0cm" style:auto-text-indent="false"/>
      <style:text-properties fo:language="es" fo:country="ES"/>
    </style:style>
    <style:style style:name="MP7" style:family="paragraph">
      <style:text-properties style:font-name="Arial" fo:font-size="11pt" fo:font-weight="bold" style:font-size-asian="11pt" style:font-weight-asian="bold" style:font-size-complex="11pt" style:font-weight-complex="bold"/>
    </style:style>
    <style:style style:name="MP8" style:family="paragraph">
      <style:paragraph-properties style:writing-mode="lr-tb"/>
    </style:style>
    <style:style style:name="MP9" style:family="paragraph">
      <style:paragraph-properties style:writing-mode="lr-tb"/>
      <style:text-properties fo:font-size="12pt"/>
    </style:style>
    <style:style style:name="MP10" style:family="paragraph" style:parent-style-name="Header">
      <style:paragraph-properties fo:margin-left="-0.688cm" fo:margin-right="-0.531cm" fo:text-indent="0cm" style:auto-text-indent="false"/>
      <style:text-properties fo:language="es" fo:country="ES" style:language-asian="es" style:country-asian="VE"/>
    </style:style>
    <style:style style:name="MP11" style:family="paragraph" style:parent-style-name="Header">
      <style:paragraph-properties fo:margin-left="0cm" fo:margin-right="-0.531cm" fo:text-indent="0cm" style:auto-text-indent="false"/>
      <style:text-properties fo:language="es" fo:country="ES" officeooo:rsid="0005b562" officeooo:paragraph-rsid="0005b562"/>
    </style:style>
    <style:style style:name="MP12" style:family="paragraph">
      <style:paragraph-properties fo:text-align="center" style:writing-mode="lr-tb"/>
      <style:text-properties fo:font-size="12pt"/>
    </style:style>
    <style:style style:name="MP13" style:family="paragraph" style:parent-style-name="Header">
      <style:paragraph-properties fo:margin-left="0cm" fo:margin-right="-0.531cm" fo:text-indent="0cm" style:auto-text-indent="false"/>
      <style:text-properties fo:language="es" fo:country="ES"/>
    </style:style>
    <style:style style:name="MP14" style:family="paragraph" style:parent-style-name="Footer">
      <style:paragraph-properties fo:margin-left="0cm" fo:margin-right="-1.249cm" fo:text-align="center" style:justify-single-word="false" fo:text-indent="0cm" style:auto-text-indent="false"/>
      <style:text-properties fo:language="es" fo:country="ES" style:language-asian="es" style:country-asian="VE"/>
    </style:style>
    <style:style style:name="MP1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6" style:family="paragraph">
      <style:paragraph-properties fo:text-align="center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T1" style:family="text">
      <style:text-properties fo:color="#000000" style:font-name="Tahoma" fo:font-size="14pt" fo:text-shadow="1pt 1pt" fo:font-weight="bold" style:font-name-asian="Tahoma" style:font-size-asian="10.5pt" style:font-weight-asian="bold" style:font-weight-complex="bold"/>
    </style:style>
    <style:style style:name="MT2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MT3" style:family="text"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svg:stroke-color="#000000" draw:fill="none" draw:textarea-horizontal-align="justify" draw:textarea-vertical-align="middle" draw:auto-grow-height="false" fo:min-height="26.033cm" fo:min-width="19.7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5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color="#000000" draw:fill="solid" draw:fill-color="#eeeeee" draw:opacity="50%" draw:textarea-horizontal-align="justify" draw:textarea-vertical-align="middle" draw:auto-grow-height="false" fo:min-height="0.788cm" fo:min-width="18.648cm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44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5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61cm" fo:min-width="11.85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6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1.48cm" fo:min-width="4.711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7" style:family="graphic">
      <style:graphic-properties draw:stroke="solid" svg:stroke-width="0.026cm" svg:stroke-color="#000000" draw:stroke-linejoin="miter" svg:stroke-linecap="square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8" style:family="graphic">
      <style:graphic-properties draw:stroke="solid" svg:stroke-width="0cm" svg:stroke-color="#000000" draw:marker-start-width="0.273cm" draw:marker-end-width="0.273cm" draw:stroke-linejoin="miter" svg:stroke-linecap="square" draw:fill="none" draw:fill-color="#00cc99" draw:textarea-horizontal-align="left" draw:textarea-vertical-align="middle" draw:auto-grow-height="false" fo:min-height="0.337cm" fo:min-width="17.907cm" fo:padding-top="0.203cm" fo:padding-bottom="0.203cm" fo:padding-left="0.415cm" fo:padding-right="0.415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9" style:family="graphic" style:list-style-name="ML8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8.7cm, 3.3cm, 10.611cm, 5.1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10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cm" fo:margin-bottom="2.074cm" fo:margin-left="1.379cm" fo:margin-right="1.229cm" style:writing-mode="lr-tb" style:layout-grid-color="#c0c0c0" style:layout-grid-lines="66" style:layout-grid-base-height="0.374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304cm" fo:margin-left="0cm" fo:margin-right="0cm" fo:margin-bottom="4.205cm" style:dynamic-spacing="true"/>
      </style:header-style>
      <style:footer-style>
        <style:header-footer-properties svg:height="2.05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n2" text:anchor-type="paragraph" svg:x="0.115cm" svg:y="0.101cm" svg:width="4.817cm" svg:height="1.808cm" draw:z-index="14"><draw:image xlink:href="Pictures/10000000000000F00000005AE7A465CD.jpg" xlink:type="simple" xlink:show="embed" xlink:actuate="onLoad"/></draw:frame><draw:custom-shape text:anchor-type="paragraph" draw:z-index="13" draw:style-name="Mgr1" svg:width="19.726cm" svg:height="26.034cm" svg:x="-0.418cm" svg:y="-0.097cm"><text:p/><draw:enhanced-geometry svg:viewBox="0 0 21600 21600" draw:type="rectangle" draw:enhanced-path="M 0 0 L 21600 0 21600 21600 0 21600 0 0 Z N"/></draw:custom-shape></text:p>
        <text:p text:style-name="MP2"><text:s text:c="5"/></text:p>
        <text:p text:style-name="MP2"/>
        <text:p text:style-name="MP2"/>
        <text:p text:style-name="MP2"/>
        <text:p text:style-name="MP2"><draw:frame text:anchor-type="paragraph" draw:z-index="11" draw:style-name="Mgr2" draw:text-style-name="MP4" svg:width="7.466cm" svg:height="0.599cm" svg:x="5.715cm" svg:y="0.305cm"><draw:text-box><text:p text:style-name="MP3"><text:span text:style-name="MT1">CIRCULAR</text:span></text:p></draw:text-box></draw:frame><draw:custom-shape text:anchor-type="paragraph" draw:z-index="10" draw:style-name="Mgr3" draw:text-style-name="MP5" svg:width="18.733cm" svg:height="0.874cm" svg:x="0.002cm" svg:y="0.2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2"/>
        <text:p text:style-name="MP6"/>
        <text:p text:style-name="MP6"><draw:frame text:anchor-type="paragraph" draw:z-index="3" draw:style-name="Mgr4" draw:text-style-name="MP7" svg:width="12.434cm" svg:height="0.449cm" svg:x="0.146cm" svg:y="0.377cm"><draw:text-box><text:p><text:span text:style-name="MT2">De: </text:span></text:p></draw:text-box></draw:frame><draw:custom-shape text:anchor-type="char" draw:z-index="1" draw:style-name="Mgr5" draw:text-style-name="MP8" svg:width="12.764cm" svg:height="1.952cm" svg:x="0.062cm" svg:y="0.222cm"><text:p/><draw:enhanced-geometry svg:viewBox="0 0 21600 21600" draw:mirror-horizontal="false" draw:mirror-vertical="false" draw:path-stretchpoint-x="10800" draw:path-stretchpoint-y="10800" draw:text-areas="?f3 ?f4 ?f5 ?f6" draw:type="round-rectangle" draw:modifiers="6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char" draw:z-index="0" draw:style-name="Mgr6" draw:text-style-name="MP9" svg:width="5.643cm" svg:height="1.989cm" svg:x="13.18cm" svg:y="0.215cm"><text:p/><draw:enhanced-geometry svg:viewBox="0 0 21600 21600" draw:path-stretchpoint-x="10800" draw:path-stretchpoint-y="10800" draw:text-areas="?f3 ?f4 ?f5 ?f6" draw:type="round-rectangle" draw:modifiers="96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10"><draw:frame text:anchor-type="paragraph" draw:z-index="5" draw:style-name="Mgr4" draw:text-style-name="MP7" svg:width="5.125cm" svg:height="0.449cm" svg:x="13.386cm" svg:y="0.049cm"><draw:text-box><text:p><text:span text:style-name="MT2">№ </text:span></text:p></draw:text-box></draw:frame></text:p>
        <text:p text:style-name="MP11"><draw:line text:anchor-type="char" draw:z-index="2" draw:style-name="Mgr7" draw:text-style-name="MP12" svg:x1="0.881cm" svg:y1="0.011cm" svg:x2="12.58cm" svg:y2="0.011cm"><text:p/></draw:line></text:p>
        <text:p text:style-name="MP13"><draw:frame text:anchor-type="paragraph" draw:z-index="6" draw:style-name="Mgr4" draw:text-style-name="MP7" svg:width="5.125cm" svg:height="0.449cm" svg:x="13.386cm" svg:y="0.286cm"><draw:text-box><text:p><text:span text:style-name="MT2">Fecha: </text:span></text:p></draw:text-box></draw:frame><draw:frame text:anchor-type="paragraph" draw:z-index="4" draw:style-name="Mgr4" draw:text-style-name="MP7" svg:width="12.376cm" svg:height="0.449cm" svg:x="0.141cm" svg:y="0cm"><draw:text-box><text:p><text:span text:style-name="MT2">Para: </text:span></text:p></draw:text-box></draw:frame></text:p>
        <text:p text:style-name="MP6"><draw:line text:anchor-type="char" draw:z-index="8" draw:style-name="Mgr7" draw:text-style-name="MP12" svg:x1="1.258cm" svg:y1="0.041cm" svg:x2="12.517cm" svg:y2="0.041cm"><text:p/></draw:line></text:p>
        <text:p text:style-name="MP6"/>
        <text:p text:style-name="MP6"><draw:frame text:anchor-type="paragraph" draw:z-index="9" draw:style-name="Mgr4" draw:text-style-name="MP7" svg:width="12.456cm" svg:height="0.449cm" svg:x="0.261cm" svg:y="0.254cm"><draw:text-box><text:p><text:span text:style-name="MT2">Referencia: </text:span></text:p></draw:text-box></draw:frame><draw:custom-shape text:anchor-type="char" draw:z-index="12" draw:style-name="Mgr8" draw:text-style-name="MP8" svg:width="18.747cm" svg:height="0.754cm" svg:x="0.092cm" svg:y="0.095cm"><text:p/><draw:enhanced-geometry svg:viewBox="0 0 21600 21600" draw:mirror-horizontal="false" draw:mirror-vertical="false" draw:path-stretchpoint-x="10800" draw:path-stretchpoint-y="10800" draw:text-areas="?f3 ?f4 ?f5 ?f6" draw:type="round-rectangle" draw:modifiers="66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  <text:p text:style-name="MP6"/>
        <text:p text:style-name="MP6"/>
      </style:header>
      <style:footer>
        <text:p text:style-name="MP14"><draw:frame text:anchor-type="paragraph" draw:z-index="15" draw:style-name="Mgr9" draw:text-style-name="MP15" svg:width="18.918cm" svg:height="2.514cm" svg:x="-0.109cm" svg:y="0.266cm"><draw:image xlink:href="Pictures/10000000000005A000000384ECCC607A.png" xlink:type="simple" xlink:show="embed" xlink:actuate="onLoad"><text:p/></draw:image></draw:frame></text:p>
        <text:p text:style-name="MP14"><draw:frame text:anchor-type="paragraph" draw:z-index="7" draw:style-name="Mgr10" draw:text-style-name="MP16" svg:width="3.095cm" svg:height="0.327cm" svg:x="16.328cm" svg:y="2.39cm"><draw:text-box><text:p text:style-name="MP3"><text:span text:style-name="MT3">PC-SGC-FT-013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MUNICACION INTERNA</dc:title>
    <meta:initial-creator>José Fco. Maldonado</meta:initial-creator>
    <meta:creation-date>2012-04-24T15:13:00</meta:creation-date>
    <dc:date>2016-09-29T15:21:38.483567984</dc:date>
    <meta:print-date>2014-10-24T11:00:31.267000000</meta:print-date>
    <meta:editing-cycles>92</meta:editing-cycles>
    <meta:editing-duration>PT5H6M33S</meta:editing-duration>
    <meta:generator>LibreOffice/4.1.0.4$Linux_x86 LibreOffice_project/410m0$Build-4</meta:generator>
    <dc:creator>usuario </dc:creator>
    <meta:document-statistic meta:table-count="0" meta:image-count="1" meta:object-count="0" meta:page-count="1" meta:paragraph-count="1" meta:word-count="0" meta:character-count="5" meta:non-whitespace-character-count="0"/>
  </office:meta>
</office:document-meta>
</file>